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ndard Symbols PS" svg:font-family="'Standard Symbols P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999999" draw:textarea-horizontal-align="justify" draw:textarea-vertical-align="middle" draw:auto-grow-height="false" fo:min-height="1.35cm" fo:min-width="18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5cm" fo:min-width="0cm"/>
      <style:paragraph-properties style:writing-mode="lr-tb"/>
    </style:style>
    <style:style style:name="P1" style:family="paragraph">
      <loext:graphic-properties draw:fill-color="#999999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text-align="center"/>
      <style:text-properties fo:color="#ffffff" fo:font-size="44pt"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44pt" fo:language="zxx" fo:country="none" style:language-asian="zxx" style:country-asian="none" style:language-complex="zxx" style:country-complex="none"/>
    </style:style>
    <style:style style:name="T1" style:family="text">
      <style:text-properties style:font-name="Standard Symbols PS" style:font-name-asian="Standard Symbols PS" style:font-name-complex="Standard Symbols P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 Page" draw:style-name="dp1" draw:master-page-name="Default">
        <draw:custom-shape draw:style-name="gr1" draw:text-style-name="P1" draw:layer="layout" svg:width="19cm" svg:height="1.6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433cm" svg:height="1.805cm" svg:x="18.367cm" svg:y="0.895cm">
          <draw:text-box>
            <text:p text:style-name="P2"><text:span text:style-name="T1">º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ndard Symbols PS" svg:font-family="'Standard Symbols P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6T12:06:20.369853103</meta:creation-date>
    <meta:generator>LibreOffice/6.4.7.2$Linux_X86_64 LibreOffice_project/40$Build-2</meta:generator>
    <dc:date>2023-03-16T14:46:50.606283992</dc:date>
    <meta:editing-duration>PT2H20M12S</meta:editing-duration>
    <meta:editing-cycles>3</meta:editing-cycles>
    <meta:document-statistic meta:object-count="2"/>
  </office:meta>
</office:document-meta>
</file>